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347f0a" officeooo:paragraph-rsid="00347f0a"/>
    </style:style>
    <style:style style:name="P2" style:family="paragraph" style:parent-style-name="Standard">
      <style:text-properties officeooo:rsid="0005d705" officeooo:paragraph-rsid="0005d705"/>
    </style:style>
    <style:style style:name="P3" style:family="paragraph" style:parent-style-name="Standard">
      <style:text-properties officeooo:rsid="0005d705" officeooo:paragraph-rsid="0007a863"/>
    </style:style>
    <style:style style:name="P4" style:family="paragraph" style:parent-style-name="Standard">
      <style:text-properties style:font-name="Liberation Mono"/>
    </style:style>
    <style:style style:name="P5" style:family="paragraph" style:parent-style-name="Standard">
      <style:text-properties style:font-name="Liberation Mono" officeooo:rsid="0005d705" officeooo:paragraph-rsid="0005d705"/>
    </style:style>
    <style:style style:name="P6" style:family="paragraph" style:parent-style-name="Standard">
      <style:text-properties style:font-name="Liberation Mono" officeooo:rsid="0005d705" officeooo:paragraph-rsid="0007a863"/>
    </style:style>
    <style:style style:name="P7" style:family="paragraph" style:parent-style-name="Standard">
      <style:text-properties style:font-name="Liberation Mono" officeooo:rsid="0007a863" officeooo:paragraph-rsid="0007a863"/>
    </style:style>
    <style:style style:name="P8" style:family="paragraph" style:parent-style-name="Standard">
      <style:text-properties style:font-name="Liberation Mono" officeooo:rsid="00081163" officeooo:paragraph-rsid="00081163"/>
    </style:style>
    <style:style style:name="P9" style:family="paragraph" style:parent-style-name="Standard">
      <style:text-properties style:font-name="Liberation Mono" officeooo:rsid="0008f072" officeooo:paragraph-rsid="0008f072"/>
    </style:style>
    <style:style style:name="P10" style:family="paragraph" style:parent-style-name="Standard">
      <style:text-properties style:font-name="Liberation Mono" officeooo:rsid="000979aa" officeooo:paragraph-rsid="000979aa"/>
    </style:style>
    <style:style style:name="P11" style:family="paragraph" style:parent-style-name="Standard">
      <style:text-properties style:font-name="Liberation Mono" officeooo:rsid="000b3903" officeooo:paragraph-rsid="000b3903"/>
    </style:style>
    <style:style style:name="P12" style:family="paragraph" style:parent-style-name="Standard">
      <style:text-properties style:font-name="Liberation Mono" officeooo:rsid="000b3903" officeooo:paragraph-rsid="001bd45d"/>
    </style:style>
    <style:style style:name="P13" style:family="paragraph" style:parent-style-name="Standard">
      <style:text-properties style:font-name="Liberation Mono" officeooo:rsid="000b3903" officeooo:paragraph-rsid="001d4e88"/>
    </style:style>
    <style:style style:name="P14" style:family="paragraph" style:parent-style-name="Standard">
      <style:text-properties style:font-name="Liberation Mono" officeooo:rsid="0010886b" officeooo:paragraph-rsid="0010886b"/>
    </style:style>
    <style:style style:name="P15" style:family="paragraph" style:parent-style-name="Standard">
      <style:text-properties style:font-name="Liberation Mono" officeooo:rsid="00130ff4" officeooo:paragraph-rsid="00130ff4"/>
    </style:style>
    <style:style style:name="P16" style:family="paragraph" style:parent-style-name="Standard">
      <style:text-properties style:font-name="Liberation Mono" officeooo:rsid="0016ee05" officeooo:paragraph-rsid="0016ee05"/>
    </style:style>
    <style:style style:name="P17" style:family="paragraph" style:parent-style-name="Standard">
      <style:text-properties style:font-name="Liberation Mono" officeooo:rsid="0016ee05" officeooo:paragraph-rsid="00195ce4"/>
    </style:style>
    <style:style style:name="P18" style:family="paragraph" style:parent-style-name="Standard">
      <style:text-properties style:font-name="Liberation Mono" officeooo:rsid="001d4e88" officeooo:paragraph-rsid="001d4e88"/>
    </style:style>
    <style:style style:name="P19" style:family="paragraph" style:parent-style-name="Standard">
      <style:text-properties style:font-name="Liberation Mono" fo:font-weight="bold" style:font-weight-asian="bold" style:font-weight-complex="bold"/>
    </style:style>
    <style:style style:name="P20" style:family="paragraph" style:parent-style-name="Standard">
      <style:text-properties style:font-name="Liberation Mono" officeooo:paragraph-rsid="002b321f"/>
    </style:style>
    <style:style style:name="P21" style:family="paragraph" style:parent-style-name="Standard">
      <style:text-properties style:font-name="Liberation Mono" officeooo:rsid="002b321f" officeooo:paragraph-rsid="002b321f"/>
    </style:style>
    <style:style style:name="P22" style:family="paragraph" style:parent-style-name="Standard">
      <style:text-properties style:font-name="Liberation Mono" officeooo:rsid="002be9b9" officeooo:paragraph-rsid="002be9b9"/>
    </style:style>
    <style:style style:name="P23" style:family="paragraph" style:parent-style-name="Standard">
      <style:text-properties style:font-name="Liberation Mono" officeooo:rsid="002c778a" officeooo:paragraph-rsid="002c778a"/>
    </style:style>
    <style:style style:name="P24" style:family="paragraph" style:parent-style-name="Standard">
      <style:text-properties style:font-name="Liberation Mono" officeooo:rsid="002dc3fc" officeooo:paragraph-rsid="002dc3fc"/>
    </style:style>
    <style:style style:name="P25" style:family="paragraph" style:parent-style-name="Standard">
      <style:text-properties style:font-name="Liberation Mono" officeooo:paragraph-rsid="002e81c9"/>
    </style:style>
    <style:style style:name="P26" style:family="paragraph" style:parent-style-name="Standard">
      <style:text-properties style:font-name="Liberation Mono" officeooo:rsid="002f1943" officeooo:paragraph-rsid="002f1943"/>
    </style:style>
    <style:style style:name="P27" style:family="paragraph" style:parent-style-name="Standard">
      <style:text-properties style:font-name="Liberation Mono" officeooo:rsid="002f9000" officeooo:paragraph-rsid="002f9000"/>
    </style:style>
    <style:style style:name="P28" style:family="paragraph" style:parent-style-name="Standard">
      <style:text-properties officeooo:rsid="0007a863" officeooo:paragraph-rsid="0007a863"/>
    </style:style>
    <style:style style:name="P29" style:family="paragraph" style:parent-style-name="Standard">
      <style:text-properties officeooo:paragraph-rsid="0007a863"/>
    </style:style>
    <style:style style:name="P30" style:family="paragraph" style:parent-style-name="Standard">
      <style:text-properties officeooo:rsid="00081163" officeooo:paragraph-rsid="00081163"/>
    </style:style>
    <style:style style:name="P31" style:family="paragraph" style:parent-style-name="Standard">
      <style:text-properties officeooo:rsid="0008f072" officeooo:paragraph-rsid="0008f072"/>
    </style:style>
    <style:style style:name="P32" style:family="paragraph" style:parent-style-name="Standard">
      <style:text-properties officeooo:rsid="000979aa" officeooo:paragraph-rsid="000979aa"/>
    </style:style>
    <style:style style:name="P33" style:family="paragraph" style:parent-style-name="Standard">
      <style:text-properties officeooo:paragraph-rsid="000979aa"/>
    </style:style>
    <style:style style:name="P34" style:family="paragraph" style:parent-style-name="Standard">
      <style:text-properties officeooo:rsid="000b3903" officeooo:paragraph-rsid="000b3903"/>
    </style:style>
    <style:style style:name="P35" style:family="paragraph" style:parent-style-name="Standard">
      <style:text-properties officeooo:rsid="000b3903" officeooo:paragraph-rsid="001bd45d"/>
    </style:style>
    <style:style style:name="P36" style:family="paragraph" style:parent-style-name="Standard">
      <style:text-properties officeooo:rsid="000b3903" officeooo:paragraph-rsid="001d4e88"/>
    </style:style>
    <style:style style:name="P37" style:family="paragraph" style:parent-style-name="Standard">
      <style:text-properties officeooo:paragraph-rsid="000b3903"/>
    </style:style>
    <style:style style:name="P38" style:family="paragraph" style:parent-style-name="Standard">
      <style:text-properties officeooo:rsid="000cd5d4" officeooo:paragraph-rsid="000cd5d4"/>
    </style:style>
    <style:style style:name="P39" style:family="paragraph" style:parent-style-name="Standard">
      <style:text-properties officeooo:rsid="0010886b" officeooo:paragraph-rsid="0010886b"/>
    </style:style>
    <style:style style:name="P40" style:family="paragraph" style:parent-style-name="Standard">
      <style:text-properties officeooo:paragraph-rsid="0010886b"/>
    </style:style>
    <style:style style:name="P41" style:family="paragraph" style:parent-style-name="Standard">
      <style:text-properties officeooo:rsid="0011a526" officeooo:paragraph-rsid="0011a526"/>
    </style:style>
    <style:style style:name="P42" style:family="paragraph" style:parent-style-name="Standard">
      <style:text-properties officeooo:rsid="00130ff4" officeooo:paragraph-rsid="00130ff4"/>
    </style:style>
    <style:style style:name="P43" style:family="paragraph" style:parent-style-name="Standard">
      <style:text-properties officeooo:rsid="00130ff4" officeooo:paragraph-rsid="0014f0e9"/>
    </style:style>
    <style:style style:name="P44" style:family="paragraph" style:parent-style-name="Standard">
      <style:text-properties officeooo:paragraph-rsid="00130ff4"/>
    </style:style>
    <style:style style:name="P45" style:family="paragraph" style:parent-style-name="Standard">
      <style:text-properties officeooo:rsid="0016ee05" officeooo:paragraph-rsid="0016ee05"/>
    </style:style>
    <style:style style:name="P46" style:family="paragraph" style:parent-style-name="Standard">
      <style:text-properties officeooo:paragraph-rsid="0016ee05"/>
    </style:style>
    <style:style style:name="P47" style:family="paragraph" style:parent-style-name="Standard">
      <style:text-properties officeooo:rsid="00195ce4" officeooo:paragraph-rsid="00195ce4"/>
    </style:style>
    <style:style style:name="P48" style:family="paragraph" style:parent-style-name="Standard">
      <style:text-properties officeooo:paragraph-rsid="001bd45d"/>
    </style:style>
    <style:style style:name="P49" style:family="paragraph" style:parent-style-name="Standard">
      <style:text-properties officeooo:rsid="001d4e88" officeooo:paragraph-rsid="001d4e88"/>
    </style:style>
    <style:style style:name="P50" style:family="paragraph" style:parent-style-name="Standard">
      <style:text-properties officeooo:paragraph-rsid="001d4e88"/>
    </style:style>
    <style:style style:name="P51" style:family="paragraph" style:parent-style-name="Standard">
      <style:text-properties officeooo:rsid="002037a7" officeooo:paragraph-rsid="002037a7"/>
    </style:style>
    <style:style style:name="P52" style:family="paragraph" style:parent-style-name="Standard">
      <style:text-properties officeooo:rsid="002533f7" officeooo:paragraph-rsid="002533f7"/>
    </style:style>
    <style:style style:name="P53" style:family="paragraph" style:parent-style-name="Standard">
      <style:text-properties officeooo:rsid="0026caa6"/>
    </style:style>
    <style:style style:name="P54" style:family="paragraph" style:parent-style-name="Standard">
      <style:text-properties officeooo:rsid="0026caa6" officeooo:paragraph-rsid="0026caa6"/>
    </style:style>
    <style:style style:name="P55" style:family="paragraph" style:parent-style-name="Standard">
      <style:text-properties officeooo:rsid="002864f3" officeooo:paragraph-rsid="002864f3"/>
    </style:style>
    <style:style style:name="P56" style:family="paragraph" style:parent-style-name="Standard">
      <style:text-properties officeooo:rsid="002864f3" officeooo:paragraph-rsid="002be9b9"/>
    </style:style>
    <style:style style:name="P57" style:family="paragraph" style:parent-style-name="Standard">
      <style:text-properties officeooo:rsid="002864f3" officeooo:paragraph-rsid="002e81c9"/>
    </style:style>
    <style:style style:name="P58" style:family="paragraph" style:parent-style-name="Standard">
      <style:text-properties officeooo:paragraph-rsid="002963e1"/>
    </style:style>
    <style:style style:name="P59" style:family="paragraph" style:parent-style-name="Standard">
      <style:text-properties officeooo:rsid="002b321f" officeooo:paragraph-rsid="002b321f"/>
    </style:style>
    <style:style style:name="P60" style:family="paragraph" style:parent-style-name="Standard">
      <style:text-properties officeooo:paragraph-rsid="002b321f"/>
    </style:style>
    <style:style style:name="P61" style:family="paragraph" style:parent-style-name="Standard">
      <style:text-properties officeooo:rsid="002be9b9" officeooo:paragraph-rsid="002be9b9"/>
    </style:style>
    <style:style style:name="P62" style:family="paragraph" style:parent-style-name="Standard">
      <style:text-properties officeooo:paragraph-rsid="002be9b9"/>
    </style:style>
    <style:style style:name="P63" style:family="paragraph" style:parent-style-name="Standard">
      <style:text-properties officeooo:rsid="002c778a" officeooo:paragraph-rsid="002c778a"/>
    </style:style>
    <style:style style:name="P64" style:family="paragraph" style:parent-style-name="Standard">
      <style:text-properties officeooo:rsid="002dc3fc" officeooo:paragraph-rsid="002dc3fc"/>
    </style:style>
    <style:style style:name="P65" style:family="paragraph" style:parent-style-name="Standard">
      <style:text-properties officeooo:paragraph-rsid="002e81c9"/>
    </style:style>
    <style:style style:name="P66" style:family="paragraph" style:parent-style-name="Standard">
      <style:text-properties officeooo:rsid="002e81c9" officeooo:paragraph-rsid="002e81c9"/>
    </style:style>
    <style:style style:name="P67" style:family="paragraph" style:parent-style-name="Standard">
      <style:text-properties officeooo:rsid="002f1943" officeooo:paragraph-rsid="002f1943"/>
    </style:style>
    <style:style style:name="P68" style:family="paragraph" style:parent-style-name="Standard">
      <style:text-properties officeooo:rsid="002f9000" officeooo:paragraph-rsid="002f9000"/>
    </style:style>
    <style:style style:name="P69" style:family="paragraph" style:parent-style-name="Standard">
      <style:text-properties officeooo:rsid="002f9000" officeooo:paragraph-rsid="00316961"/>
    </style:style>
    <style:style style:name="P70" style:family="paragraph" style:parent-style-name="Standard">
      <style:text-properties officeooo:paragraph-rsid="002f9000"/>
    </style:style>
    <style:style style:name="P71" style:family="paragraph" style:parent-style-name="Standard">
      <style:text-properties officeooo:paragraph-rsid="00316961"/>
    </style:style>
    <style:style style:name="P72" style:family="paragraph" style:parent-style-name="Text_20_body">
      <style:paragraph-properties fo:text-align="end" style:justify-single-word="false"/>
    </style:style>
    <style:style style:name="P73" style:family="paragraph" style:parent-style-name="Text_20_body">
      <style:paragraph-properties fo:text-align="end" style:justify-single-word="false"/>
      <style:text-properties officeooo:rsid="0032bf6c" officeooo:paragraph-rsid="0032bf6c"/>
    </style:style>
    <style:style style:name="P74" style:family="paragraph" style:parent-style-name="Text_20_body">
      <style:paragraph-properties fo:text-align="end" style:justify-single-word="false"/>
      <style:text-properties fo:font-size="16pt" officeooo:rsid="0032bf6c" officeooo:paragraph-rsid="0032bf6c" style:font-size-asian="16pt" style:font-size-complex="16pt"/>
    </style:style>
    <style:style style:name="P75" style:family="paragraph" style:parent-style-name="Title">
      <style:paragraph-properties fo:text-align="end" style:justify-single-word="false"/>
    </style:style>
    <style:style style:name="P7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7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79" style:family="paragraph" style:parent-style-name="Contents_20_Heading">
      <style:paragraph-properties fo:break-before="page"/>
    </style:style>
    <style:style style:name="P80" style:family="paragraph" style:parent-style-name="Heading_20_1" style:list-style-name=""/>
    <style:style style:name="P81" style:family="paragraph" style:parent-style-name="Heading_20_1" style:list-style-name=""/>
    <style:style style:name="P82" style:family="paragraph" style:parent-style-name="Heading_20_1">
      <style:paragraph-properties fo:break-before="page"/>
    </style:style>
    <style:style style:name="P83" style:family="paragraph" style:parent-style-name="Heading_20_1" style:list-style-name="">
      <style:paragraph-properties fo:break-before="page"/>
    </style:style>
    <style:style style:name="P84" style:family="paragraph" style:parent-style-name="Standard" style:list-style-name="L1">
      <style:text-properties officeooo:rsid="000979aa" officeooo:paragraph-rsid="000979aa"/>
    </style:style>
    <style:style style:name="P85" style:family="paragraph" style:parent-style-name="Standard" style:list-style-name="L2">
      <style:text-properties officeooo:paragraph-rsid="000b3903"/>
    </style:style>
    <style:style style:name="P86" style:family="paragraph" style:parent-style-name="Standard" style:list-style-name="L2">
      <style:text-properties officeooo:rsid="000b3903" officeooo:paragraph-rsid="000b3903"/>
    </style:style>
    <style:style style:name="P87" style:family="paragraph" style:parent-style-name="Standard" style:list-style-name="L3">
      <style:text-properties officeooo:rsid="000b3903" officeooo:paragraph-rsid="001d4e88"/>
    </style:style>
    <style:style style:name="P88" style:family="paragraph" style:parent-style-name="Standard" style:list-style-name="L3">
      <style:text-properties officeooo:paragraph-rsid="001d4e88"/>
    </style:style>
    <style:style style:name="P89" style:family="paragraph" style:parent-style-name="Standard" style:list-style-name="L4">
      <style:text-properties style:font-name="Liberation Mono" officeooo:rsid="002f9000" officeooo:paragraph-rsid="002f9000"/>
    </style:style>
    <style:style style:name="P90" style:family="paragraph" style:parent-style-name="Standard" style:list-style-name="L5"/>
    <style:style style:name="P91" style:family="paragraph" style:parent-style-name="Standard" style:list-style-name="L5">
      <style:text-properties officeooo:rsid="002533f7" officeooo:paragraph-rsid="002533f7"/>
    </style:style>
    <style:style style:name="P92" style:family="paragraph" style:parent-style-name="Standard" style:list-style-name="L6">
      <style:text-properties officeooo:rsid="002037a7" officeooo:paragraph-rsid="002037a7"/>
    </style:style>
    <style:style style:name="P93" style:family="paragraph" style:parent-style-name="Standard">
      <style:text-properties officeooo:rsid="002037a7" officeooo:paragraph-rsid="002037a7"/>
    </style:style>
    <style:style style:name="P94" style:family="paragraph" style:parent-style-name="Standard">
      <style:text-properties officeooo:rsid="002037a7" officeooo:paragraph-rsid="003494fe"/>
    </style:style>
    <style:style style:name="P95" style:family="paragraph" style:parent-style-name="Standard" style:list-style-name="L8">
      <style:text-properties officeooo:rsid="002037a7" officeooo:paragraph-rsid="003494fe"/>
    </style:style>
    <style:style style:name="P96" style:family="paragraph" style:parent-style-name="Standard">
      <style:text-properties officeooo:rsid="003494fe" officeooo:paragraph-rsid="003494f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886b" style:font-style-asian="italic" style:font-style-complex="italic"/>
    </style:style>
    <style:style style:name="T3" style:family="text">
      <style:text-properties fo:font-style="italic" officeooo:rsid="00186472" style:font-style-asian="italic" style:font-style-complex="italic"/>
    </style:style>
    <style:style style:name="T4" style:family="text">
      <style:text-properties fo:font-style="italic" officeooo:rsid="00195ce4" style:font-style-asian="italic" style:font-style-complex="italic"/>
    </style:style>
    <style:style style:name="T5" style:family="text">
      <style:text-properties fo:font-style="italic" officeooo:rsid="002e81c9" style:font-style-asian="italic" style:font-style-complex="italic"/>
    </style:style>
    <style:style style:name="T6" style:family="text">
      <style:text-properties fo:font-style="italic" officeooo:rsid="0032bf6c" style:font-style-asian="italic" style:font-style-complex="italic"/>
    </style:style>
    <style:style style:name="T7" style:family="text">
      <style:text-properties style:font-name="Liberation Mono"/>
    </style:style>
    <style:style style:name="T8" style:family="text">
      <style:text-properties style:font-name="Liberation Mono" officeooo:rsid="0007a863"/>
    </style:style>
    <style:style style:name="T9" style:family="text">
      <style:text-properties style:font-name="Liberation Mono" officeooo:rsid="000979aa"/>
    </style:style>
    <style:style style:name="T10" style:family="text">
      <style:text-properties style:font-name="Liberation Mono" officeooo:rsid="000b3903"/>
    </style:style>
    <style:style style:name="T11" style:family="text">
      <style:text-properties style:font-name="Liberation Mono" officeooo:rsid="0010886b"/>
    </style:style>
    <style:style style:name="T12" style:family="text">
      <style:text-properties style:font-name="Liberation Mono" officeooo:rsid="00130ff4"/>
    </style:style>
    <style:style style:name="T13" style:family="text">
      <style:text-properties style:font-name="Liberation Mono" officeooo:rsid="0016ee05"/>
    </style:style>
    <style:style style:name="T14" style:family="text">
      <style:text-properties style:font-name="Liberation Mono" officeooo:rsid="00195ce4"/>
    </style:style>
    <style:style style:name="T15" style:family="text">
      <style:text-properties style:font-name="Liberation Mono" officeooo:rsid="001bd45d"/>
    </style:style>
    <style:style style:name="T16" style:family="text">
      <style:text-properties style:font-name="Liberation Mono" officeooo:rsid="001d4e88"/>
    </style:style>
    <style:style style:name="T17" style:family="text">
      <style:text-properties style:font-name="Liberation Mono" officeooo:rsid="002864f3"/>
    </style:style>
    <style:style style:name="T18" style:family="text">
      <style:text-properties style:font-name="Liberation Mono" officeooo:rsid="002963e1"/>
    </style:style>
    <style:style style:name="T19" style:family="text">
      <style:text-properties style:font-name="Liberation Mono" officeooo:rsid="002b321f"/>
    </style:style>
    <style:style style:name="T20" style:family="text">
      <style:text-properties style:font-name="Liberation Mono" fo:font-weight="normal" style:font-weight-asian="normal" style:font-weight-complex="normal"/>
    </style:style>
    <style:style style:name="T21" style:family="text">
      <style:text-properties style:font-name="Liberation Mono" fo:font-weight="normal" officeooo:rsid="002c778a" style:font-weight-asian="normal" style:font-weight-complex="normal"/>
    </style:style>
    <style:style style:name="T22" style:family="text">
      <style:text-properties style:font-name="Liberation Mono" officeooo:rsid="002e81c9"/>
    </style:style>
    <style:style style:name="T23" style:family="text">
      <style:text-properties style:font-name="Liberation Mono" officeooo:rsid="002f1943"/>
    </style:style>
    <style:style style:name="T24" style:family="text">
      <style:text-properties style:font-name="Liberation Mono" fo:font-weight="bold" style:font-weight-asian="bold" style:font-weight-complex="bold"/>
    </style:style>
    <style:style style:name="T25" style:family="text">
      <style:text-properties officeooo:rsid="0007a863"/>
    </style:style>
    <style:style style:name="T26" style:family="text">
      <style:text-properties officeooo:rsid="00081163"/>
    </style:style>
    <style:style style:name="T27" style:family="text">
      <style:text-properties officeooo:rsid="000979aa"/>
    </style:style>
    <style:style style:name="T28" style:family="text">
      <style:text-properties style:font-name="Liberation Sans" fo:font-size="18.2000007629395pt" fo:font-weight="bold" officeooo:rsid="000979a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9" style:family="text">
      <style:text-properties style:font-name="Liberation Sans" fo:font-size="16.1000003814697pt" fo:font-weight="bold" officeooo:rsid="0011a52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0" style:family="text">
      <style:text-properties officeooo:rsid="000b3903"/>
    </style:style>
    <style:style style:name="T31" style:family="text">
      <style:text-properties officeooo:rsid="000cd5d4"/>
    </style:style>
    <style:style style:name="T32" style:family="text">
      <style:text-properties officeooo:rsid="0010886b"/>
    </style:style>
    <style:style style:name="T33" style:family="text">
      <style:text-properties officeooo:rsid="0011a526"/>
    </style:style>
    <style:style style:name="T34" style:family="text">
      <style:text-properties officeooo:rsid="00130ff4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16ee05"/>
    </style:style>
    <style:style style:name="T37" style:family="text">
      <style:text-properties officeooo:rsid="00186472"/>
    </style:style>
    <style:style style:name="T38" style:family="text">
      <style:text-properties officeooo:rsid="00195ce4"/>
    </style:style>
    <style:style style:name="T39" style:family="text">
      <style:text-properties officeooo:rsid="001d4e88"/>
    </style:style>
    <style:style style:name="T40" style:family="text">
      <style:text-properties officeooo:rsid="002037a7"/>
    </style:style>
    <style:style style:name="T41" style:family="text">
      <style:text-properties officeooo:rsid="002533f7"/>
    </style:style>
    <style:style style:name="T42" style:family="text">
      <style:text-properties officeooo:rsid="002661b6"/>
    </style:style>
    <style:style style:name="T43" style:family="text">
      <style:text-properties officeooo:rsid="002864f3"/>
    </style:style>
    <style:style style:name="T44" style:family="text">
      <style:text-properties officeooo:rsid="002963e1"/>
    </style:style>
    <style:style style:name="T45" style:family="text">
      <style:text-properties officeooo:rsid="002b321f"/>
    </style:style>
    <style:style style:name="T46" style:family="text">
      <style:text-properties officeooo:rsid="002c778a"/>
    </style:style>
    <style:style style:name="T47" style:family="text">
      <style:text-properties officeooo:rsid="002e81c9"/>
    </style:style>
    <style:style style:name="T48" style:family="text">
      <style:text-properties officeooo:rsid="002f1943"/>
    </style:style>
    <style:style style:name="T49" style:family="text">
      <style:text-properties officeooo:rsid="0032bf6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75"/>
      <text:p text:style-name="P75"/>
      <text:p text:style-name="P75"/>
      <text:p text:style-name="P75">Experimentando <text:span text:style-name="T49">entre el </text:span><text:span text:style-name="T6">frontend</text:span><text:span text:style-name="T49"> y el </text:span><text:span text:style-name="T6">backend </text:span><text:span text:style-name="T49">con Laravel Livewire</text:span></text:p>
      <text:p text:style-name="P72"/>
      <text:p text:style-name="P73">Versión 1.0</text:p>
      <text:p text:style-name="P73"/>
      <text:p text:style-name="P74">Jorge I. Meza</text:p>
      <text:p text:style-name="P73"><text:a xlink:type="simple" xlink:href="mailto:jorge.meza@ucaldas.edu.co" text:style-name="Internet_20_link" text:visited-style-name="Visited_20_Internet_20_Link">jorge.meza@ucaldas.edu.co</text:a><text:line-break/><text:a xlink:type="simple" xlink:href="mailto:jimezam@autonoma.edu.co" text:style-name="Internet_20_link" text:visited-style-name="Visited_20_Internet_20_Link">jimezam@autonoma.edu.co</text:a></text:p>
      <text:table-of-content text:style-name="Sect1" text:protected="true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9">Tabla de contenidos</text:p>
          </text:index-title>
          <text:p text:style-name="P76"><text:a xlink:type="simple" xlink:href="#__RefHeading___Toc1566_3396547824" text:style-name="Index_20_Link" text:visited-style-name="Index_20_Link">1. Preparación del proyecto base<text:tab/>3</text:a></text:p>
          <text:p text:style-name="P77"><text:a xlink:type="simple" xlink:href="#__RefHeading___Toc1568_3396547824" text:style-name="Index_20_Link" text:visited-style-name="Index_20_Link">Instalación y configuración de Laravel<text:tab/>3</text:a></text:p>
          <text:p text:style-name="P77"><text:a xlink:type="simple" xlink:href="#__RefHeading___Toc1570_3396547824" text:style-name="Index_20_Link" text:visited-style-name="Index_20_Link">Creación de la base de datos<text:tab/>4</text:a></text:p>
          <text:p text:style-name="P77"><text:a xlink:type="simple" xlink:href="#__RefHeading___Toc1572_3396547824" text:style-name="Index_20_Link" text:visited-style-name="Index_20_Link">Creación de un usuario por defecto<text:tab/>4</text:a></text:p>
          <text:p text:style-name="P76"><text:a xlink:type="simple" xlink:href="#__RefHeading___Toc1574_3396547824" text:style-name="Index_20_Link" text:visited-style-name="Index_20_Link">2. Ejemplo clásico: contador con vistas<text:tab/>6</text:a></text:p>
          <text:p text:style-name="P76"><text:a xlink:type="simple" xlink:href="#__RefHeading___Toc1576_3396547824" text:style-name="Index_20_Link" text:visited-style-name="Index_20_Link">3. Instalación del </text:a><text:a xlink:type="simple" xlink:href="#__RefHeading___Toc1576_3396547824" text:style-name="Index_20_Link" text:visited-style-name="Index_20_Link"><text:span text:style-name="T1">framework </text:span></text:a><text:a xlink:type="simple" xlink:href="#__RefHeading___Toc1576_3396547824" text:style-name="Index_20_Link" text:visited-style-name="Index_20_Link">Laravel Livewire<text:tab/>8</text:a></text:p>
          <text:p text:style-name="P76"><text:a xlink:type="simple" xlink:href="#__RefHeading___Toc1578_3396547824" text:style-name="Index_20_Link" text:visited-style-name="Index_20_Link">4. Ejemplo Livewire: contador<text:tab/>9</text:a></text:p>
          <text:p text:style-name="P77"><text:a xlink:type="simple" xlink:href="#__RefHeading___Toc1580_3396547824" text:style-name="Index_20_Link" text:visited-style-name="Index_20_Link">Crear una página para el ejemplo<text:tab/>9</text:a></text:p>
          <text:p text:style-name="P77"><text:a xlink:type="simple" xlink:href="#__RefHeading___Toc1582_3396547824" text:style-name="Index_20_Link" text:visited-style-name="Index_20_Link">Crear el componente </text:a><text:a xlink:type="simple" xlink:href="#__RefHeading___Toc1582_3396547824" text:style-name="Index_20_Link" text:visited-style-name="Index_20_Link"><text:span text:style-name="T1">Counter</text:span></text:a><text:a xlink:type="simple" xlink:href="#__RefHeading___Toc1582_3396547824" text:style-name="Index_20_Link" text:visited-style-name="Index_20_Link"><text:tab/>9</text:a></text:p>
          <text:p text:style-name="P77"><text:a xlink:type="simple" xlink:href="#__RefHeading___Toc1584_3396547824" text:style-name="Index_20_Link" text:visited-style-name="Index_20_Link">Establecer la lógica de negocio </text:a><text:a xlink:type="simple" xlink:href="#__RefHeading___Toc1584_3396547824" text:style-name="Index_20_Link" text:visited-style-name="Index_20_Link"><text:span text:style-name="T1">inicial</text:span></text:a><text:a xlink:type="simple" xlink:href="#__RefHeading___Toc1584_3396547824" text:style-name="Index_20_Link" text:visited-style-name="Index_20_Link"> del componente<text:tab/>10</text:a></text:p>
          <text:p text:style-name="P77"><text:a xlink:type="simple" xlink:href="#__RefHeading___Toc1586_3396547824" text:style-name="Index_20_Link" text:visited-style-name="Index_20_Link"><text:s/>Establecer la presentación </text:a><text:a xlink:type="simple" xlink:href="#__RefHeading___Toc1586_3396547824" text:style-name="Index_20_Link" text:visited-style-name="Index_20_Link"><text:span text:style-name="T1">inicial</text:span></text:a><text:a xlink:type="simple" xlink:href="#__RefHeading___Toc1586_3396547824" text:style-name="Index_20_Link" text:visited-style-name="Index_20_Link"> del componente<text:tab/>10</text:a></text:p>
          <text:p text:style-name="P77"><text:a xlink:type="simple" xlink:href="#__RefHeading___Toc1588_3396547824" text:style-name="Index_20_Link" text:visited-style-name="Index_20_Link">Hacer funcionar los botones del contador<text:tab/>10</text:a></text:p>
          <text:p text:style-name="P76"><text:a xlink:type="simple" xlink:href="#__RefHeading___Toc1590_3396547824" text:style-name="Index_20_Link" text:visited-style-name="Index_20_Link">5. Ejemplo Livewire: cosas por hacer<text:tab/>12</text:a></text:p>
          <text:p text:style-name="P77"><text:a xlink:type="simple" xlink:href="#__RefHeading___Toc1592_3396547824" text:style-name="Index_20_Link" text:visited-style-name="Index_20_Link">Preparación previa<text:tab/>12</text:a></text:p>
          <text:p text:style-name="P78"><text:a xlink:type="simple" xlink:href="#__RefHeading___Toc1594_3396547824" text:style-name="Index_20_Link" text:visited-style-name="Index_20_Link">Entidades de persistencia<text:tab/>12</text:a></text:p>
          <text:p text:style-name="P78"><text:a xlink:type="simple" xlink:href="#__RefHeading___Toc1596_3396547824" text:style-name="Index_20_Link" text:visited-style-name="Index_20_Link">Crear una página para el ejemplo<text:tab/>13</text:a></text:p>
          <text:p text:style-name="P77"><text:a xlink:type="simple" xlink:href="#__RefHeading___Toc1598_3396547824" text:style-name="Index_20_Link" text:visited-style-name="Index_20_Link">Crear el componente<text:tab/>13</text:a></text:p>
          <text:p text:style-name="P77"><text:a xlink:type="simple" xlink:href="#__RefHeading___Toc1600_3396547824" text:style-name="Index_20_Link" text:visited-style-name="Index_20_Link">Mostrar las tareas<text:tab/>14</text:a></text:p>
          <text:p text:style-name="P77"><text:a xlink:type="simple" xlink:href="#__RefHeading___Toc1602_3396547824" text:style-name="Index_20_Link" text:visited-style-name="Index_20_Link">Agregar nuevas tareas<text:tab/>14</text:a></text:p>
          <text:p text:style-name="P77"><text:a xlink:type="simple" xlink:href="#__RefHeading___Toc1604_3396547824" text:style-name="Index_20_Link" text:visited-style-name="Index_20_Link">Remover tareas<text:tab/>15</text:a></text:p>
          <text:p text:style-name="P77"><text:a xlink:type="simple" xlink:href="#__RefHeading___Toc1606_3396547824" text:style-name="Index_20_Link" text:visited-style-name="Index_20_Link">Mensajes informativos<text:tab/>16</text:a></text:p>
          <text:p text:style-name="P76"><text:a xlink:type="simple" xlink:href="#__RefHeading___Toc1608_3396547824" text:style-name="Index_20_Link" text:visited-style-name="Index_20_Link">Mejoras propuestas al ejemplo<text:tab/>18</text:a></text:p>
          <text:p text:style-name="P76"><text:a xlink:type="simple" xlink:href="#__RefHeading___Toc1610_3396547824" text:style-name="Index_20_Link" text:visited-style-name="Index_20_Link">Recursos<text:tab/>19</text:a></text:p>
        </text:index-body>
      </text:table-of-content>
      <text:h text:style-name="P80" text:outline-level="1"/>
      <text:h text:style-name="P82" text:outline-level="1"><text:bookmark-start text:name="__RefHeading___Toc1566_3396547824"/><text:span text:style-name="T26">1. </text:span>Preparación del proyecto base<text:bookmark-end text:name="__RefHeading___Toc1566_3396547824"/></text:h>
      <text:h text:style-name="Heading_20_2" text:outline-level="2"><text:bookmark-start text:name="__RefHeading___Toc1568_3396547824"/>Instalación y configuración de Laravel<text:bookmark-end text:name="__RefHeading___Toc1568_3396547824"/></text:h>
      <text:p text:style-name="P2"/>
      <text:p text:style-name="P2">Ubicarse el directorio donde se almacenará el proyecto.</text:p>
      <text:p text:style-name="P2"/>
      <text:p text:style-name="P5">$ cd ~/code</text:p>
      <text:p text:style-name="P2"/>
      <text:p text:style-name="P2">Crear un proyecto nuevo en Laravel llamado <text:span text:style-name="T7">ucaldas2020</text:span>.</text:p>
      <text:p text:style-name="P2"/>
      <text:p text:style-name="P5">$ composer create-project --prefer-dist laravel/laravel ucaldas2020</text:p>
      <text:p text:style-name="P2"/>
      <text:p text:style-name="P2">Ubicarse en el proyecto recién creado.</text:p>
      <text:p text:style-name="P2"/>
      <text:p text:style-name="P5">$ cd ucaldas2020</text:p>
      <text:p text:style-name="P2"/>
      <text:p text:style-name="P2">Instalar el módulo de autenticación (básico).</text:p>
      <text:p text:style-name="P2"/>
      <text:p text:style-name="P5">$ composer require laravel/ui</text:p>
      <text:p text:style-name="P2"/>
      <text:p text:style-name="P2">Compilar y publicar los recursos necesarios.</text:p>
      <text:p text:style-name="P2"/>
      <text:p text:style-name="P5">$ npm install &amp;&amp; npm run dev</text:p>
      <text:p text:style-name="P2"/>
      <text:p text:style-name="P2">Generar el <text:span text:style-name="T1">scaffoling</text:span> de autenticación (<text:span text:style-name="T1">login</text:span>/<text:span text:style-name="T1">logout</text:span>, crear cuentas de usuario y recordar contraseñas).</text:p>
      <text:p text:style-name="P2"/>
      <text:p text:style-name="P5">$ php artisan ui bootstrap --auth</text:p>
      <text:p text:style-name="P2"/>
      <text:p text:style-name="P28">Editar el archivo de configuración con las variables de ambiente (<text:span text:style-name="T7">.env</text:span>) y realizar los siguientes ajustes.</text:p>
      <text:p text:style-name="P28"/>
      <text:p text:style-name="P6">APP_NAME="Jornadas de Ingenieria XVIII - Universidad de Caldas"</text:p>
      <text:p text:style-name="P6"/>
      <text:p text:style-name="P6">DB_CONNECTION=mysql</text:p>
      <text:p text:style-name="P6">DB_HOST=127.0.0.1</text:p>
      <text:p text:style-name="P6">DB_PORT=3306</text:p>
      <text:p text:style-name="P6">DB_DATABASE=ucaldas2020</text:p>
      <text:p text:style-name="P6">DB_USERNAME=ucaldas2020</text:p>
      <text:p text:style-name="P6">DB_PASSWORD=secret</text:p>
      <text:p text:style-name="P28"/>
      <text:h text:style-name="Heading_20_2" text:outline-level="2"><text:bookmark-start text:name="__RefHeading___Toc1570_3396547824"/><text:soft-page-break/>Creación de la base de datos<text:bookmark-end text:name="__RefHeading___Toc1570_3396547824"/></text:h>
      <text:p text:style-name="P2"/>
      <text:p text:style-name="P2">Conectarse a la base de datos utilizando el usuario administrador (<text:span text:style-name="T7">root</text:span>).</text:p>
      <text:p text:style-name="P2"/>
      <text:p text:style-name="P5">$ sudo mysql -u root</text:p>
      <text:p text:style-name="P2"/>
      <text:p text:style-name="P2">Ejecutar los siguientes comandos SQL.</text:p>
      <text:p text:style-name="P2"/>
      <text:p text:style-name="P5">CREATE DATABASE ucaldas2020;</text:p>
      <text:p text:style-name="P5">CREATE USER ucaldas2020@localhost IDENTIFIED BY 'secret';</text:p>
      <text:p text:style-name="P5">GRANT ALL PRIVILEGES ON ucaldas2020.* TO ucaldas2020@localhost;</text:p>
      <text:p text:style-name="P5">FLUSH PRIVILEGES;</text:p>
      <text:p text:style-name="P5">EXIT;</text:p>
      <text:p text:style-name="P2"/>
      <text:h text:style-name="Heading_20_2" text:outline-level="2"><text:bookmark-start text:name="__RefHeading___Toc1572_3396547824"/>Creación de un usuario por defecto<text:bookmark-end text:name="__RefHeading___Toc1572_3396547824"/></text:h>
      <text:p text:style-name="P28"/>
      <text:p text:style-name="P28">Crear un nuevo <text:span text:style-name="T1">seeder </text:span>para el usuario por defecto.</text:p>
      <text:p text:style-name="P28"/>
      <text:p text:style-name="P5">$ php artisan make:seeder UserSeeder</text:p>
      <text:p text:style-name="P2"/>
      <text:p text:style-name="P28">Agregar a <text:span text:style-name="T7">database/seeders/UserSeeder.php</text:span> los siguientes <text:span text:style-name="T7">use</text:span>.</text:p>
      <text:p text:style-name="P2"/>
      <text:p text:style-name="P5">use Illuminate\Support\Facades\Hash;</text:p>
      <text:p text:style-name="P5">use App\Models\User;</text:p>
      <text:p text:style-name="P2"/>
      <text:p text:style-name="P28">Y reemplazar la implementación del método <text:span text:style-name="T7">run</text:span> como se muestra a continuación.</text:p>
      <text:p text:style-name="P2"/>
      <text:p text:style-name="P5"><text:s text:c="4"/>public function run()</text:p>
      <text:p text:style-name="P5"><text:s text:c="4"/>{</text:p>
      <text:p text:style-name="P5"><text:s text:c="8"/>User::create([</text:p>
      <text:p text:style-name="P5"><text:s text:c="12"/>'name' =&gt; 'Usuario de desarrollo',</text:p>
      <text:p text:style-name="P5"><text:s text:c="12"/>'email' =&gt; 'ingeniero@gmail.com',</text:p>
      <text:p text:style-name="P5"><text:s text:c="12"/>'password' =&gt; Hash::make('hola123'),</text:p>
      <text:p text:style-name="P5"><text:s text:c="8"/>]);</text:p>
      <text:p text:style-name="P5"><text:s text:c="4"/>}</text:p>
      <text:p text:style-name="P2"><text:s text:c="4"/></text:p>
      <text:p text:style-name="P29"><text:span text:style-name="T25">Activar el seeder recién creado agregando el siguiente fragmento de código al final del método </text:span><text:span text:style-name="T8">run</text:span><text:span text:style-name="T25"> de </text:span><text:span text:style-name="T8">database/seeders/DatabaseSeeder.php</text:span><text:span text:style-name="T25">.</text:span></text:p>
      <text:p text:style-name="P2"/>
      <text:p text:style-name="P6"><text:s text:c="8"/>$this-&gt;call([</text:p>
      <text:p text:style-name="P6"><text:s text:c="12"/>UserSeeder::class,</text:p>
      <text:p text:style-name="P3"><text:span text:style-name="T7"><text:s text:c="8"/>]); <text:s text:c="2"/></text:span><text:s/></text:p>
      <text:p text:style-name="P2"><text:soft-page-break/></text:p>
      <text:p text:style-name="P28">Crear las entidades de la base de datos</text:p>
      <text:p text:style-name="P28"/>
      <text:p text:style-name="P7">$ php artisan migrate:fresh --seed</text:p>
      <text:p text:style-name="P3"/>
      <text:p text:style-name="P3"/>
      <text:h text:style-name="P82" text:outline-level="1"><text:bookmark-start text:name="__RefHeading___Toc1574_3396547824"/>2. Ejemplo clásico: contador con vistas<text:bookmark-end text:name="__RefHeading___Toc1574_3396547824"/></text:h>
      <text:p text:style-name="P30"/>
      <text:p text:style-name="P30">En el archivo <text:span text:style-name="T7">routes/web.php</text:span> agregar las siguientes rutas <text:span text:style-name="T7">get</text:span> y <text:span text:style-name="T7">post</text:span> para el manejo del contador clásico.</text:p>
      <text:p text:style-name="P30"/>
      <text:p text:style-name="P8">use Illuminate\Http\Request;</text:p>
      <text:p text:style-name="P8"/>
      <text:p text:style-name="P8">// Mostrar la página con el contador</text:p>
      <text:p text:style-name="P8">Route::get('/counter-classic/{count?}', function ($count = 0) {</text:p>
      <text:p text:style-name="P8"><text:s text:c="4"/>return view('counter-classic', compact('count'));</text:p>
      <text:p text:style-name="P8">});</text:p>
      <text:p text:style-name="P8"/>
      <text:p text:style-name="P8">// Procesar el clic sobre uno de los botones</text:p>
      <text:p text:style-name="P8">Route::post('/counter-classic', function (Request $request) {</text:p>
      <text:p text:style-name="P8"><text:s text:c="4"/>$count = $request-&gt;input('count'); <text:s text:c="3"/></text:p>
      <text:p text:style-name="P8"><text:s text:c="4"/></text:p>
      <text:p text:style-name="P8"><text:s text:c="4"/>$mode = $request-&gt;has('increase') ? 1 : -1;</text:p>
      <text:p text:style-name="P8"/>
      <text:p text:style-name="P8"><text:s text:c="4"/>$count += $mode;</text:p>
      <text:p text:style-name="P8"/>
      <text:p text:style-name="P8"><text:s text:c="4"/>return redirect(url('counter-classic', [$count]));</text:p>
      <text:p text:style-name="P8">});</text:p>
      <text:p text:style-name="P30"/>
      <text:p text:style-name="P31">Crear el archivo <text:span text:style-name="T7">resources/views/counter-classic.blade.php</text:span> con el siguiente contenido.</text:p>
      <text:p text:style-name="P31"/>
      <text:p text:style-name="P9">@extends('layouts.app')</text:p>
      <text:p text:style-name="P9"/>
      <text:p text:style-name="P9">@section('content')</text:p>
      <text:p text:style-name="P9">&lt;div class="container"&gt;</text:p>
      <text:p text:style-name="P9"><text:s text:c="4"/>&lt;h1&gt;Contador&lt;/h1&gt;</text:p>
      <text:p text:style-name="P9"/>
      <text:p text:style-name="P9"><text:s text:c="4"/>&lt;div style="text-align: center"&gt;</text:p>
      <text:p text:style-name="P9"><text:s text:c="8"/>&lt;form action="{{ url('counter-classic') }}" method="post"&gt;</text:p>
      <text:p text:style-name="P9"><text:s text:c="12"/>@csrf</text:p>
      <text:p text:style-name="P9"><text:s text:c="12"/>&lt;button type="submit" name="increase"&gt;+&lt;/button&gt;</text:p>
      <text:p text:style-name="P9"/>
      <text:p text:style-name="P9"><text:s text:c="12"/>&lt;input type="hidden" name="count" value="{{ $count }}"&gt;</text:p>
      <text:p text:style-name="P9"><text:s text:c="12"/>&lt;h1&gt;{{ $count }}&lt;/h1&gt;</text:p>
      <text:p text:style-name="P9"/>
      <text:p text:style-name="P9"><text:s text:c="12"/>&lt;button type="submit" name="decrease"&gt;-&lt;/button&gt;</text:p>
      <text:p text:style-name="P9"><text:s text:c="8"/>&lt;/form&gt;</text:p>
      <text:p text:style-name="P9"><text:s text:c="4"/>&lt;/div&gt;</text:p>
      <text:p text:style-name="P9"><text:soft-page-break/>&lt;/div&gt;</text:p>
      <text:p text:style-name="P9">@endsection</text:p>
      <text:p text:style-name="P31"/>
      <text:p text:style-name="P33">Para probar este ejemplo, acceda a la ruta <text:span text:style-name="T7">/counter-classic</text:span> desde un navegador web. <text:s/><text:span text:style-name="T27">Por ejemplo, </text:span><text:span text:style-name="T9">http://127.0.0.1:8000/counter-classic</text:span><text:span text:style-name="T27"> si utiliza </text:span><text:span text:style-name="T9">artisan serve</text:span><text:span text:style-name="T27">.</text:span></text:p>
      <text:p text:style-name="P33"/>
      <text:h text:style-name="P82" text:outline-level="1"><text:bookmark-start text:name="__RefHeading___Toc1576_3396547824"/>3. Instalación del <text:span text:style-name="T1">framework </text:span>Lar<text:span text:style-name="T27">a</text:span>vel Live<text:span text:style-name="T28">w</text:span>ire<text:bookmark-end text:name="__RefHeading___Toc1576_3396547824"/></text:h>
      <text:p text:style-name="P32"/>
      <text:p text:style-name="P51">Referencia <text:a xlink:type="simple" xlink:href="https://laravel-livewire.com/docs/2.x/installation" text:style-name="Internet_20_link" text:visited-style-name="Visited_20_Internet_20_Link">https://laravel-livewire.com/docs/2.x/installation</text:a>.</text:p>
      <text:p text:style-name="P32"/>
      <text:p text:style-name="P32">Instalar los paquetes asociados al <text:span text:style-name="T1">framework</text:span>.</text:p>
      <text:p text:style-name="P32"/>
      <text:p text:style-name="P10">$ composer require livewire/livewire</text:p>
      <text:p text:style-name="P32"/>
      <text:p text:style-name="P32">Cargar los <text:span text:style-name="T1">scripts</text:span> de Livewire en la vista principal. <text:s/>Para hacer esto, editar el archivo <text:span text:style-name="T7">resources/views/layouts/app.blade.php</text:span> y agregar los siguientes elementos.</text:p>
      <text:p text:style-name="P32"/>
      <text:list xml:id="list906473352" text:style-name="L1">
        <text:list-item>
          <text:p text:style-name="P84">Agregar al final de <text:span text:style-name="T7">&lt;head&gt;</text:span><text:line-break/><text:line-break/><text:span text:style-name="T7">@livewireStyles</text:span><text:line-break/></text:p>
        </text:list-item>
        <text:list-item>
          <text:p text:style-name="P84">Agregar al final de <text:span text:style-name="T7">&lt;body&gt;</text:span><text:line-break/><text:line-break/><text:span text:style-name="T7">@livewireScripts </text:span></text:p>
        </text:list-item>
      </text:list>
      <text:p text:style-name="P32"/>
      <text:p text:style-name="P32">Publicar el archivo de configuración de Livewire.</text:p>
      <text:p text:style-name="P32"/>
      <text:p text:style-name="P10">$ php artisan livewire:publish</text:p>
      <text:p text:style-name="P32"/>
      <text:p text:style-name="P32">Publicar los <text:span text:style-name="T1">assets</text:span> del <text:span text:style-name="T1">frontend</text:span> de Livewire.</text:p>
      <text:p text:style-name="P32"/>
      <text:p text:style-name="P10">$ php artisan livewire:publish --assets</text:p>
      <text:p text:style-name="P32"/>
      <text:p text:style-name="P33"><text:span text:style-name="T27">Editar </text:span><text:span text:style-name="T9">composer.json</text:span><text:span text:style-name="T27"> y agregar el siguiente elemento en la sección </text:span><text:span text:style-name="T9">"post-autoload-dump"</text:span><text:span text:style-name="T27"> dentro de </text:span><text:span text:style-name="T9">"scripts"</text:span><text:span text:style-name="T27">.</text:span></text:p>
      <text:p text:style-name="P32"/>
      <text:p text:style-name="P10"><text:s text:c="4"/>"@php artisan vendor:publish --force --tag=livewire:assets --ansi"</text:p>
      <text:p text:style-name="P32"/>
      <text:p text:style-name="P32"/>
      <text:p text:style-name="P32"/>
      <text:h text:style-name="P82" text:outline-level="1"><text:bookmark-start text:name="__RefHeading___Toc1578_3396547824"/>4. Ejemplo Livewire: contador<text:bookmark-end text:name="__RefHeading___Toc1578_3396547824"/></text:h>
      <text:p text:style-name="P33"/>
      <text:p text:style-name="P37"><text:span text:style-name="T40">Referencia</text:span><text:span text:style-name="T30"> </text:span><text:a xlink:type="simple" xlink:href="https://laravel-livewire.com/docs/2.x/quickstart" text:style-name="Internet_20_link" text:visited-style-name="Visited_20_Internet_20_Link"><text:span text:style-name="T30">https://laravel-livewire.com/docs/2.x/quickstart</text:span></text:a><text:span text:style-name="T30">.</text:span></text:p>
      <text:p text:style-name="P34"/>
      <text:h text:style-name="Heading_20_2" text:outline-level="2"><text:bookmark-start text:name="__RefHeading___Toc1580_3396547824"/>Crea<text:span text:style-name="T30">r</text:span> una página para el ejemplo<text:bookmark-end text:name="__RefHeading___Toc1580_3396547824"/></text:h>
      <text:p text:style-name="P34"/>
      <text:p text:style-name="P34">En el archivo <text:span text:style-name="T7">routes/web.php</text:span> agregar la siguiente ruta.</text:p>
      <text:p text:style-name="P34"/>
      <text:p text:style-name="P11">Route::get('/counter-livewire', function () {</text:p>
      <text:p text:style-name="P11"><text:s text:c="4"/>return view('counter-livewire');</text:p>
      <text:p text:style-name="P11">});</text:p>
      <text:p text:style-name="P34"/>
      <text:p text:style-name="P34">Crear el archivo <text:span text:style-name="T7">resources/views/counter-livewire.blade.php</text:span> con el siguiente contenido.</text:p>
      <text:p text:style-name="P34"/>
      <text:p text:style-name="P11">@extends('layouts.app')</text:p>
      <text:p text:style-name="P11"/>
      <text:p text:style-name="P11">@section('content')</text:p>
      <text:p text:style-name="P11">&lt;div class="container"&gt;</text:p>
      <text:p text:style-name="P11"><text:s text:c="4"/>&lt;h1&gt;Contador&lt;/h1&gt;</text:p>
      <text:p text:style-name="P11"/>
      <text:p text:style-name="P11"><text:s text:c="4"/>&lt;livewire:counter&gt;</text:p>
      <text:p text:style-name="P11">&lt;/div&gt;</text:p>
      <text:p text:style-name="P11">@endsection</text:p>
      <text:p text:style-name="P34"/>
      <text:h text:style-name="Heading_20_2" text:outline-level="2"><text:bookmark-start text:name="__RefHeading___Toc1582_3396547824"/>Crear el componente <text:span text:style-name="T1">Counter</text:span><text:bookmark-end text:name="__RefHeading___Toc1582_3396547824"/></text:h>
      <text:p text:style-name="P34"/>
      <text:p text:style-name="P11">$ php artisan make:livewire counter</text:p>
      <text:p text:style-name="P34"/>
      <text:p text:style-name="P38">Cada componente se encapsula entre dos archivos:</text:p>
      <text:p text:style-name="P34"/>
      <text:list xml:id="list4044606008" text:style-name="L2">
        <text:list-item>
          <text:p text:style-name="P85"><text:span text:style-name="T31">Lógica de negocio<text:line-break/><text:line-break/></text:span><text:span text:style-name="T10">app/Http/Livewire/Counter.php</text:span><text:span text:style-name="T30"><text:line-break/></text:span></text:p>
        </text:list-item>
        <text:list-item>
          <text:p text:style-name="P86"><text:span text:style-name="T31">Lógica de presentación</text:span><text:line-break/><text:line-break/><text:span text:style-name="T7">resources/views/livewire/counter.blade.php</text:span></text:p>
        </text:list-item>
      </text:list>
      <text:p text:style-name="P34"/>
      <text:h text:style-name="Heading_20_2" text:outline-level="2"><text:bookmark-start text:name="__RefHeading___Toc1584_3396547824"/><text:soft-page-break/>Establecer la lógica de negocio <text:span text:style-name="T1">inicial</text:span> del componente<text:bookmark-end text:name="__RefHeading___Toc1584_3396547824"/></text:h>
      <text:p text:style-name="P39"/>
      <text:p text:style-name="P40"><text:span text:style-name="T32">Modificar el archivo </text:span><text:span text:style-name="T11">app/Http/Livewire/Counter.php</text:span><text:span text:style-name="T32"> con el siguiente contenido.</text:span></text:p>
      <text:p text:style-name="P39"/>
      <text:p text:style-name="P14">class Counter extends Component</text:p>
      <text:p text:style-name="P14">{</text:p>
      <text:p text:style-name="P14"><text:s text:c="4"/><text:span text:style-name="T35">public $count = 0;</text:span></text:p>
      <text:p text:style-name="P14"/>
      <text:p text:style-name="P14"><text:s text:c="4"/>public function render()</text:p>
      <text:p text:style-name="P14"><text:s text:c="4"/>{</text:p>
      <text:p text:style-name="P14"><text:s text:c="8"/>return view('livewire.counter');</text:p>
      <text:p text:style-name="P14"><text:s text:c="4"/>}</text:p>
      <text:p text:style-name="P14">}</text:p>
      <text:h text:style-name="Heading_20_2" text:outline-level="2"><text:bookmark-start text:name="__RefHeading___Toc1586_3396547824"/><text:line-break/>Establecer la presentación <text:span text:style-name="T2">inicial</text:span> del componente<text:bookmark-end text:name="__RefHeading___Toc1586_3396547824"/></text:h>
      <text:p text:style-name="P39"/>
      <text:p text:style-name="P40"><text:span text:style-name="T32">Modificar el archivo </text:span><text:span text:style-name="T11">resources/views/livewire/counter.blade.php</text:span><text:span text:style-name="T32"> con el siguiente contenido.</text:span></text:p>
      <text:p text:style-name="P40"/>
      <text:p text:style-name="P14">&lt;div style="text-align: center"&gt;</text:p>
      <text:p text:style-name="P14"><text:s text:c="4"/>&lt;button&gt;+&lt;/button&gt;</text:p>
      <text:p text:style-name="P14"><text:s text:c="4"/>&lt;h1&gt;{{ $count }}&lt;/h1&gt;</text:p>
      <text:p text:style-name="P14"><text:s text:c="4"/>&lt;button&gt;-&lt;/button&gt;</text:p>
      <text:p text:style-name="P14">&lt;/div&gt;</text:p>
      <text:p text:style-name="P39"/>
      <text:h text:style-name="Heading_20_2" text:outline-level="2"><text:bookmark-start text:name="__RefHeading___Toc1588_3396547824"/>Hacer funcionar los botones <text:span text:style-name="T33">del </text:span><text:span text:style-name="T29">contador</text:span><text:bookmark-end text:name="__RefHeading___Toc1588_3396547824"/></text:h>
      <text:p text:style-name="P41"/>
      <text:p text:style-name="P42">En <text:span text:style-name="T11">resources/views/livewire/counter.blade.php</text:span> actualizar los botones de la siguiente manera, incluyendo qué método del componente va a manejar su evento de clic.</text:p>
      <text:p text:style-name="P42"/>
      <text:p text:style-name="P15">&lt;div style="text-align: center"&gt;</text:p>
      <text:p text:style-name="P15"><text:s text:c="4"/>&lt;button <text:span text:style-name="T35">wire:click="increment"</text:span>&gt;+&lt;/button&gt;</text:p>
      <text:p text:style-name="P15"><text:s text:c="4"/>&lt;h1&gt;{{ $count }}&lt;/h1&gt;</text:p>
      <text:p text:style-name="P15"><text:s text:c="4"/>&lt;button <text:span text:style-name="T35">wire:click="decrement"</text:span>&gt;-&lt;/button&gt;</text:p>
      <text:p text:style-name="P15">&lt;/div&gt;</text:p>
      <text:p text:style-name="P42"/>
      <text:p text:style-name="P44"><text:span text:style-name="T34">En </text:span><text:span text:style-name="T11">app/Http/Livewire/Counter.php</text:span><text:span text:style-name="T34"> establecer la implementación de los métodos </text:span><text:span text:style-name="T12">increment</text:span><text:span text:style-name="T34"> y </text:span><text:span text:style-name="T12">decrement</text:span><text:span text:style-name="T34"> de la siguiente manera.</text:span></text:p>
      <text:p text:style-name="P42"/>
      <text:p text:style-name="P15"><text:s text:c="4"/>public function increment()</text:p>
      <text:p text:style-name="P15"><text:soft-page-break/><text:s text:c="4"/>{</text:p>
      <text:p text:style-name="P15"><text:s text:c="8"/>$this-&gt;count++;</text:p>
      <text:p text:style-name="P15"><text:s text:c="4"/>}</text:p>
      <text:p text:style-name="P15"><text:s text:c="4"/></text:p>
      <text:p text:style-name="P15"><text:s text:c="4"/>public function decrement()</text:p>
      <text:p text:style-name="P15"><text:s text:c="4"/>{</text:p>
      <text:p text:style-name="P15"><text:s text:c="8"/>$this-&gt;count--;</text:p>
      <text:p text:style-name="P15"><text:s text:c="4"/>}</text:p>
      <text:p text:style-name="P42"/>
      <text:p text:style-name="P43">Para probar este ejemplo, acceda a la ruta <text:span text:style-name="T7">/counter-livewire</text:span> desde un navegador web. <text:s/><text:span text:style-name="T27">Por ejemplo, </text:span><text:span text:style-name="T9">http://127.0.0.1:8000/</text:span><text:span text:style-name="T10">counter-livewire</text:span><text:span text:style-name="T27"> si utiliza </text:span><text:span text:style-name="T9">artisan serve</text:span><text:span text:style-name="T27">.</text:span></text:p>
      <text:p text:style-name="P43"/>
      <text:h text:style-name="P82" text:outline-level="1"><text:bookmark-start text:name="__RefHeading___Toc1590_3396547824"/>5. Ejemplo Livewire: cosas por hacer<text:bookmark-end text:name="__RefHeading___Toc1590_3396547824"/></text:h>
      <text:h text:style-name="Heading_20_2" text:outline-level="2"><text:bookmark-start text:name="__RefHeading___Toc1592_3396547824"/>Preparación previa<text:bookmark-end text:name="__RefHeading___Toc1592_3396547824"/></text:h>
      <text:h text:style-name="Heading_20_3" text:outline-level="3"><text:bookmark-start text:name="__RefHeading___Toc1594_3396547824"/>Entidades de persistencia<text:bookmark-end text:name="__RefHeading___Toc1594_3396547824"/></text:h>
      <text:p text:style-name="P45"/>
      <text:p text:style-name="P45">Crear la entidad para almacenar las tareas (<text:span text:style-name="T7">Task</text:span>), incluyendo modelo, migración y <text:span text:style-name="T1">factory</text:span>.</text:p>
      <text:p text:style-name="P45"/>
      <text:p text:style-name="P16">$ php artisan make:model Task -mf</text:p>
      <text:p text:style-name="P45"/>
      <text:p text:style-name="P45">Actualizar la migración ubicada en <text:span text:style-name="T7">database/migrations/2020_10_13_150750_create_tasks_table.php</text:span> con el siguiente contenido para el método <text:span text:style-name="T7">up</text:span>.</text:p>
      <text:p text:style-name="P45"/>
      <text:p text:style-name="P16"><text:s text:c="4"/>public function up()</text:p>
      <text:p text:style-name="P16"><text:s text:c="4"/>{</text:p>
      <text:p text:style-name="P16"><text:s text:c="8"/>Schema::create('tasks', function (Blueprint $table) {</text:p>
      <text:p text:style-name="P16"><text:s text:c="12"/>$table-&gt;id();</text:p>
      <text:p text:style-name="P16"><text:s text:c="12"/>$table-&gt;string('description');</text:p>
      <text:p text:style-name="P16"><text:s text:c="12"/>$table-&gt;enum('state', ['opened', 'closed'])-&gt;default('opened');</text:p>
      <text:p text:style-name="P16"><text:s text:c="12"/>$table-&gt;timestamps();</text:p>
      <text:p text:style-name="P16"><text:s text:c="8"/>});</text:p>
      <text:p text:style-name="P16"><text:s text:c="4"/>}</text:p>
      <text:p text:style-name="P45"/>
      <text:p text:style-name="P46"><text:span text:style-name="T36">Agregar en </text:span><text:span text:style-name="T13">app/Models/Task.php</text:span><text:span text:style-name="T36"> la definición de los atributos editables en masa </text:span><text:span text:style-name="T37">de la tarea </text:span><text:span text:style-name="T36">como se muestra a continuación.</text:span></text:p>
      <text:p text:style-name="P45"/>
      <text:p text:style-name="P16"><text:s text:c="4"/>protected $fillable = [</text:p>
      <text:p text:style-name="P16"><text:s text:c="8"/>'description',</text:p>
      <text:p text:style-name="P16"><text:s text:c="8"/>'state',</text:p>
      <text:p text:style-name="P16"><text:s text:c="4"/>];</text:p>
      <text:p text:style-name="P45"><text:s text:c="4"/></text:p>
      <text:p text:style-name="P45">En <text:span text:style-name="T7">database/factories/TaskFactory.php</text:span> <text:span text:style-name="T37">modificar la definición del </text:span><text:span text:style-name="T3">factory</text:span><text:span text:style-name="T37"> de tareas de la siguiente manera.</text:span></text:p>
      <text:p text:style-name="P45"/>
      <text:p text:style-name="P16"><text:s text:c="4"/>public function definition()</text:p>
      <text:p text:style-name="P16"><text:s text:c="4"/>{</text:p>
      <text:p text:style-name="P16"><text:s text:c="8"/>return [</text:p>
      <text:p text:style-name="P16"><text:s text:c="12"/>'description' =&gt; $this-&gt;faker-&gt;sentence(6, true),</text:p>
      <text:p text:style-name="P16"><text:s text:c="12"/>'state' =&gt; 'opened'</text:p>
      <text:p text:style-name="P16"><text:s text:c="8"/>];</text:p>
      <text:p text:style-name="P16"><text:soft-page-break/><text:s text:c="4"/>}</text:p>
      <text:p text:style-name="P45"><text:s text:c="4"/></text:p>
      <text:p text:style-name="P45">En <text:span text:style-name="T7">database/seeders/DatabaseSeeder.php</text:span> <text:span text:style-name="T38">agregar la creación de 10 tareas genéricas a través del </text:span><text:span text:style-name="T4">factory</text:span><text:span text:style-name="T38">, agregando el siguiente código al final de la implementación del método </text:span><text:span text:style-name="T14">run</text:span><text:span text:style-name="T38">.</text:span></text:p>
      <text:p text:style-name="P45"/>
      <text:p text:style-name="P17"><text:s text:c="8"/>\App\Models\Task::factory(10)-&gt;create();</text:p>
      <text:p text:style-name="P45"/>
      <text:p text:style-name="P47">Correr las migraciones y las semillas para crear la nueva tabla e insertar las tareas de ejemplo.</text:p>
      <text:p text:style-name="P45"/>
      <text:p text:style-name="P16">$ php artisan migrate:fresh --seed</text:p>
      <text:p text:style-name="P45"/>
      <text:h text:style-name="Heading_20_3" text:outline-level="3"><text:bookmark-start text:name="__RefHeading___Toc1596_3396547824"/>Crear una página para el ejemplo<text:bookmark-end text:name="__RefHeading___Toc1596_3396547824"/></text:h>
      <text:p text:style-name="P45"/>
      <text:p text:style-name="P35">En el archivo <text:span text:style-name="T7">routes/web.php</text:span> agregar la siguiente ruta.</text:p>
      <text:p text:style-name="P35"/>
      <text:p text:style-name="P48"><text:span text:style-name="T10">Route::get('/</text:span><text:span text:style-name="T15">todo</text:span><text:span text:style-name="T10">-livewire', function () {</text:span></text:p>
      <text:p text:style-name="P48"><text:span text:style-name="T10"><text:s text:c="4"/>return view('</text:span><text:span text:style-name="T15">todo</text:span><text:span text:style-name="T10">-livewire');</text:span></text:p>
      <text:p text:style-name="P12">});</text:p>
      <text:p text:style-name="P35"/>
      <text:p text:style-name="P48"><text:span text:style-name="T30">Crear el archivo </text:span><text:span text:style-name="T10">resources/views/</text:span><text:span text:style-name="T15">todo</text:span><text:span text:style-name="T10">-livewire.blade.php</text:span><text:span text:style-name="T30"> con el siguiente contenido.</text:span></text:p>
      <text:p text:style-name="P35"/>
      <text:p text:style-name="P12">@extends('layouts.app')</text:p>
      <text:p text:style-name="P12"/>
      <text:p text:style-name="P12">@section('content')</text:p>
      <text:p text:style-name="P12">&lt;div class="container"&gt;</text:p>
      <text:p text:style-name="P48"><text:span text:style-name="T10"><text:s text:c="4"/>&lt;h1&gt;</text:span><text:span text:style-name="T15">Cosas por hacer</text:span><text:span text:style-name="T10">&lt;/h1&gt;</text:span></text:p>
      <text:p text:style-name="P12"/>
      <text:p text:style-name="P48"><text:span text:style-name="T10"><text:s text:c="4"/>&lt;livewire:</text:span><text:span text:style-name="T15">todo</text:span><text:span text:style-name="T10">&gt;</text:span></text:p>
      <text:p text:style-name="P12">&lt;/div&gt;</text:p>
      <text:p text:style-name="P12">@endsection</text:p>
      <text:p text:style-name="P45"/>
      <text:h text:style-name="Heading_20_2" text:outline-level="2"><text:bookmark-start text:name="__RefHeading___Toc1598_3396547824"/>Crear el componente<text:bookmark-end text:name="__RefHeading___Toc1598_3396547824"/></text:h>
      <text:p text:style-name="P49"/>
      <text:p text:style-name="P18">$ php artisan make:livewire todo</text:p>
      <text:p text:style-name="P49"/>
      <text:p text:style-name="P50"><text:span text:style-name="T39">Este</text:span><text:span text:style-name="T31"> componente se encapsula entre </text:span><text:span text:style-name="T39">los siguientes archivos:</text:span></text:p>
      <text:p text:style-name="P36"/>
      <text:list xml:id="list1519909052" text:style-name="L3">
        <text:list-item>
          <text:p text:style-name="P88"><text:span text:style-name="T31">Lógica de negocio: </text:span><text:span text:style-name="T16">app/Http/Livewire/Todo.php</text:span><text:span text:style-name="T30"><text:line-break/></text:span></text:p>
        </text:list-item>
        <text:list-item>
          <text:p text:style-name="P87"><text:span text:style-name="T31">Lógica de presentación: </text:span><text:span text:style-name="T16">resources/views/livewire/todo.blade.php</text:span></text:p>
        </text:list-item>
      </text:list>
      <text:p text:style-name="P13"/>
      <text:h text:style-name="Heading_20_2" text:outline-level="2"><text:bookmark-start text:name="__RefHeading___Toc1600_3396547824"/><text:soft-page-break/>Mostrar las tareas<text:bookmark-end text:name="__RefHeading___Toc1600_3396547824"/></text:h>
      <text:p text:style-name="P53"/>
      <text:p text:style-name="P54">En <text:span text:style-name="T7">app/Http/Livewire/Todo.php</text:span> enviar la lista de tareas a la vista del componente a través del método <text:span text:style-name="T7">render</text:span> de la siguiente manera.</text:p>
      <text:p text:style-name="Standard"/>
      <text:p text:style-name="P4"><text:s text:c="4"/>public function render()</text:p>
      <text:p text:style-name="P4"><text:s text:c="4"/>{</text:p>
      <text:p text:style-name="P4"><text:s text:c="8"/>return view('livewire.todo'<text:span text:style-name="T35">, [</text:span></text:p>
      <text:p text:style-name="P19"><text:s text:c="12"/>'tasks' =&gt; Task::all()</text:p>
      <text:p text:style-name="P4"><text:span text:style-name="T35"><text:s text:c="8"/>]</text:span>);</text:p>
      <text:p text:style-name="P4"><text:s text:c="4"/>}</text:p>
      <text:p text:style-name="Standard"/>
      <text:p text:style-name="P60"><text:span text:style-name="T45">Para poder utilizar la clase Task en el componente, se debe agregar la siguiente sentencia </text:span><text:span text:style-name="T19">use</text:span><text:span text:style-name="T45"> al inicio del archivo.</text:span></text:p>
      <text:p text:style-name="P60"/>
      <text:p text:style-name="P20">use App\Models\Task;</text:p>
      <text:p text:style-name="P55"/>
      <text:p text:style-name="P55">En la vista del componente, <text:span text:style-name="T7">resources/views/livewire/todo.blade.php</text:span>, reemplazar el contenido del <text:span text:style-name="T7">&lt;div&gt;</text:span> con el siguiente.</text:p>
      <text:p text:style-name="Standard"/>
      <text:p text:style-name="P4"><text:s text:c="4"/>&lt;ul&gt;</text:p>
      <text:p text:style-name="P4"><text:s text:c="8"/>@foreach($tasks as $task)</text:p>
      <text:p text:style-name="P4"><text:s text:c="12"/>&lt;li&gt;</text:p>
      <text:p text:style-name="P4"><text:s text:c="16"/>{{ $task-&gt;description }}</text:p>
      <text:p text:style-name="P4"><text:s text:c="12"/>&lt;/li&gt;</text:p>
      <text:p text:style-name="P4"><text:s text:c="8"/>@endforeach</text:p>
      <text:p text:style-name="P4"><text:s text:c="4"/>&lt;/ul&gt;</text:p>
      <text:p text:style-name="Standard"/>
      <text:p text:style-name="P58"><text:span text:style-name="T43">Para probar este ejemplo, acceda a la ruta </text:span><text:span text:style-name="T17">/</text:span><text:span text:style-name="T18">todo</text:span><text:span text:style-name="T17">-livewire</text:span><text:span text:style-name="T43"> desde un navegador web. <text:s/>Por ejemplo, </text:span><text:a xlink:type="simple" xlink:href="http://127.0.0.1:8000/todo-livewire" text:style-name="Internet_20_link" text:visited-style-name="Visited_20_Internet_20_Link"><text:span text:style-name="T43">http://127.0.0.1:8000/</text:span></text:a><text:a xlink:type="simple" xlink:href="http://127.0.0.1:8000/todo-livewire" text:style-name="Internet_20_link" text:visited-style-name="Visited_20_Internet_20_Link"><text:span text:style-name="T44">todo</text:span></text:a><text:a xlink:type="simple" xlink:href="http://127.0.0.1:8000/todo-livewire" text:style-name="Internet_20_link" text:visited-style-name="Visited_20_Internet_20_Link"><text:span text:style-name="T43">-livewire</text:span></text:a><text:span text:style-name="T43"> si utiliza </text:span><text:span text:style-name="T17">artisan serve</text:span><text:span text:style-name="T43">.</text:span></text:p>
      <text:p text:style-name="P55"/>
      <text:h text:style-name="Heading_20_2" text:outline-level="2"><text:bookmark-start text:name="__RefHeading___Toc1602_3396547824"/>Agregar nuevas tareas<text:bookmark-end text:name="__RefHeading___Toc1602_3396547824"/></text:h>
      <text:p text:style-name="P59"/>
      <text:p text:style-name="P61">Para tener un lugar donde escribir la descripción de la nueva tarea, agregar el siguiente código en <text:span text:style-name="T7">resources/views/livewire/todo.blade.php</text:span>, después de la lista de tareas.</text:p>
      <text:p text:style-name="P59"/>
      <text:p text:style-name="P21"><text:s text:c="4"/>&lt;p&gt;&lt;strong&gt;&gt; <text:span text:style-name="T35">{{ $name }}</text:span>&lt;/strong&gt;&lt;/p&gt;</text:p>
      <text:p text:style-name="P21"><text:s text:c="4"/>&lt;input <text:span text:style-name="T35">wire:model="name"</text:span> type="text" size="55"&gt;</text:p>
      <text:p text:style-name="P59"/>
      <text:p text:style-name="P61">En <text:span text:style-name="T7">app/Http/Livewire/Todo.php</text:span> definir el atributo <text:span text:style-name="T7">name</text:span> para guardar la descripción de la nueva tarea que digita el usuario en el <text:span text:style-name="T7">frontend</text:span> (sincronizados).</text:p>
      <text:p text:style-name="P61"/>
      <text:p text:style-name="P22"><text:soft-page-break/><text:s text:c="4"/>public $name;</text:p>
      <text:p text:style-name="P61"/>
      <text:p text:style-name="P62"><text:span text:style-name="T43">Para probar este ejemplo, acceda a la ruta </text:span><text:span text:style-name="T17">/</text:span><text:span text:style-name="T18">todo</text:span><text:span text:style-name="T17">-livewire</text:span><text:span text:style-name="T43"> desde un navegador web. <text:s/>Por ejemplo, </text:span><text:a xlink:type="simple" xlink:href="http://127.0.0.1:8000/todo-livewire" text:style-name="Internet_20_link" text:visited-style-name="Visited_20_Internet_20_Link"><text:span text:style-name="T43">http://127.0.0.1:8000/</text:span></text:a><text:a xlink:type="simple" xlink:href="http://127.0.0.1:8000/todo-livewire" text:style-name="Internet_20_link" text:visited-style-name="Visited_20_Internet_20_Link"><text:span text:style-name="T44">todo</text:span></text:a><text:a xlink:type="simple" xlink:href="http://127.0.0.1:8000/todo-livewire" text:style-name="Internet_20_link" text:visited-style-name="Visited_20_Internet_20_Link"><text:span text:style-name="T43">-livewire</text:span></text:a><text:span text:style-name="T43"> si utiliza </text:span><text:span text:style-name="T17">artisan serve</text:span><text:span text:style-name="T43">.</text:span></text:p>
      <text:p text:style-name="P56"/>
      <text:p text:style-name="P63">Modificar <text:span text:style-name="T20">resources/views/livewire/todo.blade.php</text:span> para incluir un botón que permita agregar nuevas tareas.</text:p>
      <text:p text:style-name="P63"/>
      <text:p text:style-name="P23"><text:s text:c="4"/>&lt;button <text:span text:style-name="T35">wire:click="addTask"</text:span>&gt;Agregar&lt;/button&gt;</text:p>
      <text:p text:style-name="P63"/>
      <text:p text:style-name="P64">Agregar el método <text:span text:style-name="T7">addTask</text:span> al componente en<text:span text:style-name="T7"> app/Http/Livewire/Todo.php</text:span> con la siguiente implementación.</text:p>
      <text:p text:style-name="P64"/>
      <text:p text:style-name="P24"><text:s text:c="4"/>public function addTask()</text:p>
      <text:p text:style-name="P24"><text:s text:c="4"/>{</text:p>
      <text:p text:style-name="P24"><text:s text:c="8"/>Task::create([</text:p>
      <text:p text:style-name="P24"><text:s text:c="12"/>'description' =&gt; $this-&gt;name</text:p>
      <text:p text:style-name="P24"><text:s text:c="8"/>]);</text:p>
      <text:p text:style-name="P24"/>
      <text:p text:style-name="P24"><text:s text:c="8"/><text:span text:style-name="T35">$this-&gt;name = "";</text:span></text:p>
      <text:p text:style-name="P24"><text:s text:c="4"/>}</text:p>
      <text:p text:style-name="P64"/>
      <text:p text:style-name="P65"><text:span text:style-name="T46">Modificar </text:span><text:span text:style-name="T21">resources/views/livewire/todo.blade.php</text:span><text:span text:style-name="T46"> para </text:span><text:span text:style-name="T47">permitir que se agreguen las tareas con sólo presionar </text:span><text:span text:style-name="T22">ENTER</text:span><text:span text:style-name="T47">.</text:span></text:p>
      <text:p text:style-name="P65"/>
      <text:p text:style-name="P25"><text:s text:c="4"/>&lt;input wire:model="name" <text:span text:style-name="T35">wire:keydown.enter="addTask"</text:span> type="text" size="55"&gt;</text:p>
      <text:p text:style-name="P65"/>
      <text:p text:style-name="P65"><text:span text:style-name="T43">Para probar este ejemplo, acceda a la ruta </text:span><text:span text:style-name="T17">/</text:span><text:span text:style-name="T18">todo</text:span><text:span text:style-name="T17">-livewire</text:span><text:span text:style-name="T43"> desde un navegador web. <text:s/>Por ejemplo, </text:span><text:a xlink:type="simple" xlink:href="http://127.0.0.1:8000/todo-livewire" text:style-name="Internet_20_link" text:visited-style-name="Visited_20_Internet_20_Link"><text:span text:style-name="T43">http://127.0.0.1:8000/</text:span></text:a><text:a xlink:type="simple" xlink:href="http://127.0.0.1:8000/todo-livewire" text:style-name="Internet_20_link" text:visited-style-name="Visited_20_Internet_20_Link"><text:span text:style-name="T44">todo</text:span></text:a><text:a xlink:type="simple" xlink:href="http://127.0.0.1:8000/todo-livewire" text:style-name="Internet_20_link" text:visited-style-name="Visited_20_Internet_20_Link"><text:span text:style-name="T43">-livewire</text:span></text:a><text:span text:style-name="T43"> si utiliza </text:span><text:span text:style-name="T17">artisan serve</text:span><text:span text:style-name="T43">.</text:span></text:p>
      <text:p text:style-name="P57"/>
      <text:h text:style-name="Heading_20_2" text:outline-level="2"><text:bookmark-start text:name="__RefHeading___Toc1604_3396547824"/>Remover tareas<text:bookmark-end text:name="__RefHeading___Toc1604_3396547824"/></text:h>
      <text:p text:style-name="P66"/>
      <text:p text:style-name="P65"><text:span text:style-name="T47">En </text:span><text:span text:style-name="T22">resources/views/livewire/todo.blade.php</text:span><text:span text:style-name="T47"> para remover todas las tareas, agregar el siguiente botón después del botón de </text:span><text:span text:style-name="T5">agregar</text:span><text:span text:style-name="T47">.</text:span></text:p>
      <text:p text:style-name="P65"/>
      <text:p text:style-name="P65"><text:s text:c="4"/><text:span text:style-name="T7">&lt;button </text:span><text:span text:style-name="T24">wire:click="removeAllTasks"</text:span><text:span text:style-name="T7">&gt;Reiniciar&lt;/button&gt;</text:span></text:p>
      <text:p text:style-name="P65"/>
      <text:p text:style-name="P66">Para eliminar las tareas individuales, agregar <text:span text:style-name="T48">el siguiente botón después de la descripción de cada tarea (dentro del </text:span><text:span text:style-name="T23">foreach</text:span><text:span text:style-name="T48">).</text:span></text:p>
      <text:p text:style-name="P66"/>
      <text:p text:style-name="P26"><text:s text:c="16"/>&lt;button <text:span text:style-name="T35">wire:click="removeTask({{ $task-&gt;id }})"</text:span> </text:p>
      <text:p text:style-name="P26"><text:soft-page-break/><text:s text:c="24"/>class="btn btn-sm btn-outline-danger"&gt;x&lt;/button&gt;</text:p>
      <text:p text:style-name="P67"/>
      <text:p text:style-name="P67">En <text:span text:style-name="T7">app/Http/Livewire/Todo.php</text:span> implementar los métodos <text:span text:style-name="T7">removeAllTasks</text:span> y <text:span text:style-name="T7">removeTask</text:span> de acuerdo con la siguiente implementación.</text:p>
      <text:p text:style-name="P67"/>
      <text:p text:style-name="P26"><text:s text:c="4"/>public function removeAllTasks()</text:p>
      <text:p text:style-name="P26"><text:s text:c="4"/>{ <text:s/></text:p>
      <text:p text:style-name="P26"><text:s text:c="8"/>Task::truncate();</text:p>
      <text:p text:style-name="P26"><text:s text:c="4"/>}</text:p>
      <text:p text:style-name="P26"/>
      <text:p text:style-name="P26"><text:s text:c="4"/>public function removeTask($id)</text:p>
      <text:p text:style-name="P26"><text:s text:c="4"/>{</text:p>
      <text:p text:style-name="P26"><text:s text:c="8"/>Task::destroy($id);</text:p>
      <text:p text:style-name="P26"><text:s text:c="4"/>}</text:p>
      <text:p text:style-name="P26"/>
      <text:p text:style-name="P26"><text:s text:c="4"/>// public function removeTask(Task $task)</text:p>
      <text:p text:style-name="P26"><text:s text:c="4"/>// {</text:p>
      <text:p text:style-name="P26"><text:s text:c="4"/>// <text:s text:c="4"/>$task-&gt;delete();</text:p>
      <text:p text:style-name="P26"><text:s text:c="4"/>// }</text:p>
      <text:p text:style-name="P67"/>
      <text:p text:style-name="P70"><text:span text:style-name="T43">Para probar este ejemplo, acceda a la ruta </text:span><text:span text:style-name="T17">/</text:span><text:span text:style-name="T18">todo</text:span><text:span text:style-name="T17">-livewire</text:span><text:span text:style-name="T43"> desde un navegador web. <text:s/>Por ejemplo, </text:span><text:a xlink:type="simple" xlink:href="http://127.0.0.1:8000/todo-livewire" text:style-name="Internet_20_link" text:visited-style-name="Visited_20_Internet_20_Link"><text:span text:style-name="T43">http://127.0.0.1:8000/</text:span></text:a><text:a xlink:type="simple" xlink:href="http://127.0.0.1:8000/todo-livewire" text:style-name="Internet_20_link" text:visited-style-name="Visited_20_Internet_20_Link"><text:span text:style-name="T44">todo</text:span></text:a><text:a xlink:type="simple" xlink:href="http://127.0.0.1:8000/todo-livewire" text:style-name="Internet_20_link" text:visited-style-name="Visited_20_Internet_20_Link"><text:span text:style-name="T43">-livewire</text:span></text:a><text:span text:style-name="T43"> si utiliza </text:span><text:span text:style-name="T17">artisan serve</text:span><text:span text:style-name="T43">.</text:span></text:p>
      <text:p text:style-name="P68"/>
      <text:h text:style-name="Heading_20_2" text:outline-level="2"><text:bookmark-start text:name="__RefHeading___Toc1606_3396547824"/>Mensajes informativos<text:bookmark-end text:name="__RefHeading___Toc1606_3396547824"/></text:h>
      <text:p text:style-name="P68"/>
      <text:p text:style-name="P68">Como última modificación de este laboratorio, se van a agregar mensajes informativos que notifican al usuario la realización exitosa de tareas: agregar una tarea, remover una tarea o remover todas las tareas.</text:p>
      <text:p text:style-name="P68"/>
      <text:p text:style-name="P68">Para esto, en <text:span text:style-name="T7">resources/views/livewire/todo.blade.php</text:span> agregar el siguiente bloque de código al inicio donde se desee mostrar la notificación.</text:p>
      <text:p text:style-name="P68"/>
      <text:p text:style-name="P27"><text:s text:c="4"/>@if(session()-&gt;has('information'))</text:p>
      <text:p text:style-name="P27"><text:s text:c="4"/>&lt;div class="alert alert-info" role="alert"&gt;</text:p>
      <text:p text:style-name="P27"><text:s text:c="8"/>{{ session('information') }}</text:p>
      <text:p text:style-name="P27"><text:s text:c="4"/>&lt;/div&gt;</text:p>
      <text:p text:style-name="P27"><text:s text:c="4"/>@endif</text:p>
      <text:p text:style-name="P68"/>
      <text:p text:style-name="P68">En <text:span text:style-name="T7">app/Http/Livewire/Todo.php</text:span> agregar los siguientes registros de mensajes <text:span text:style-name="T1">flash </text:span>en cada uno de los métodos correspondientes.</text:p>
      <text:p text:style-name="P68"/>
      <text:list xml:id="list1048656244" text:style-name="L4">
        <text:list-item>
          <text:p text:style-name="P89"><text:soft-page-break/>addTask()<text:line-break/>session()-&gt;flash('information', '¡Tarea agregada!');<text:line-break/></text:p>
        </text:list-item>
        <text:list-item>
          <text:p text:style-name="P89">removeAllTasks()<text:line-break/>session()-&gt;flash('information', '¡Lista reiniciada!');<text:line-break/></text:p>
        </text:list-item>
        <text:list-item>
          <text:p text:style-name="P89">removeTask($id)<text:line-break/>session()-&gt;flash('information', '¡Tarea removida!');</text:p>
        </text:list-item>
      </text:list>
      <text:p text:style-name="P68"/>
      <text:p text:style-name="P71"><text:span text:style-name="T43">Para probar este ejemplo, acceda a la ruta </text:span><text:span text:style-name="T17">/</text:span><text:span text:style-name="T18">todo</text:span><text:span text:style-name="T17">-livewire</text:span><text:span text:style-name="T43"> desde un navegador web. <text:s/>Por ejemplo, </text:span><text:a xlink:type="simple" xlink:href="http://127.0.0.1:8000/todo-livewire" text:style-name="Internet_20_link" text:visited-style-name="Visited_20_Internet_20_Link"><text:span text:style-name="T43">http://127.0.0.1:8000/</text:span></text:a><text:a xlink:type="simple" xlink:href="http://127.0.0.1:8000/todo-livewire" text:style-name="Internet_20_link" text:visited-style-name="Visited_20_Internet_20_Link"><text:span text:style-name="T44">todo</text:span></text:a><text:a xlink:type="simple" xlink:href="http://127.0.0.1:8000/todo-livewire" text:style-name="Internet_20_link" text:visited-style-name="Visited_20_Internet_20_Link"><text:span text:style-name="T43">-livewire</text:span></text:a><text:span text:style-name="T43"> si utiliza </text:span><text:span text:style-name="T17">artisan serve</text:span><text:span text:style-name="T43">.</text:span></text:p>
      <text:p text:style-name="P69"/>
      <text:h text:style-name="P82" text:outline-level="1"><text:bookmark-start text:name="__RefHeading___Toc1608_3396547824"/>Mejoras propuestas <text:span text:style-name="T42">al ejemplo</text:span><text:bookmark-end text:name="__RefHeading___Toc1608_3396547824"/></text:h>
      <text:p text:style-name="P52"/>
      <text:p text:style-name="P52">Como ejercicio para practicar, el lector podría agregar las siguientes funcionalidades al ejemplo de <text:span text:style-name="T1">cosas por hacer</text:span>.</text:p>
      <text:p text:style-name="P52"/>
      <text:list xml:id="list2004015630" text:style-name="L5">
        <text:list-item>
          <text:p text:style-name="P90"><text:span text:style-name="T41">Permitir </text:span>cerrar tarea<text:span text:style-name="T41">s.</text:span></text:p>
        </text:list-item>
        <text:list-item>
          <text:p text:style-name="P91">Listar aparte las tareas pendientes (abiertas) de las ya finalizadas (cerradas).</text:p>
        </text:list-item>
        <text:list-item>
          <text:p text:style-name="P91">Permitir que cada usuario maneje sus tareas de manera independiente.</text:p>
        </text:list-item>
        <text:list-item>
          <text:p text:style-name="P91">Impedir que se gestionen tareas sin haberse autenticado previamente.</text:p>
        </text:list-item>
      </text:list>
      <text:p text:style-name="Standard"/>
      <text:h text:style-name="P80" text:outline-level="1"/>
      <text:h text:style-name="P82" text:outline-level="1"><text:bookmark-start text:name="__RefHeading___Toc1610_3396547824"/>Recursos<text:bookmark-end text:name="__RefHeading___Toc1610_3396547824"/></text:h>
      <text:p text:style-name="P51"/>
      <text:list xml:id="list4161926537" text:style-name="L6">
        <text:list-item>
          <text:p text:style-name="P92"><text:span text:style-name="T1">Framework </text:span>Laravel Livewire<text:line-break/><text:a xlink:type="simple" xlink:href="https://laravel-livewire.com/" text:style-name="Internet_20_link" text:visited-style-name="Visited_20_Internet_20_Link">https://laravel-livewire.com/</text:a></text:p>
          <text:list>
            <text:list-item>
              <text:p text:style-name="P92">Documentación<text:line-break/><text:a xlink:type="simple" xlink:href="https://laravel-livewire.com/docs" text:style-name="Internet_20_link" text:visited-style-name="Visited_20_Internet_20_Link">https://laravel-livewire.com/docs</text:a></text:p>
            </text:list-item>
            <text:list-item>
              <text:p text:style-name="P92"><text:span text:style-name="T1">Screencasts</text:span><text:line-break/><text:a xlink:type="simple" xlink:href="https://laravel-livewire.com/screencasts/installation" text:style-name="Internet_20_link" text:visited-style-name="Visited_20_Internet_20_Link">https://laravel-livewire.com/screencasts/installation</text:a></text:p>
            </text:list-item>
          </text:list>
        </text:list-item>
        <text:list-item>
          <text:p text:style-name="P92"><text:span text:style-name="T1">Framework</text:span> Laravel<text:line-break/><text:a xlink:type="simple" xlink:href="https://laravel.com/" text:style-name="Internet_20_link" text:visited-style-name="Visited_20_Internet_20_Link">https://laravel.com/</text:a></text:p>
          <text:list>
            <text:list-item>
              <text:p text:style-name="P92">Documentación<text:line-break/><text:a xlink:type="simple" xlink:href="https://laravel.com/docs/8.x" text:style-name="Internet_20_link" text:visited-style-name="Visited_20_Internet_20_Link">https://laravel.com/docs/8.x</text:a></text:p>
            </text:list-item>
          </text:list>
        </text:list-item>
      </text:list>
      <text:p text:style-name="P51"/>
      <text:p text:style-name="P51"/>
      <text:p text:style-name="P96">El código fuente de los ejemplos incluidos en este laboratorio puede consultarse en el siguiente repositorio.</text:p>
      <text:p text:style-name="P94"><text:a xlink:type="simple" xlink:href="https://github.com/jimezam/UCaldas-Jornadas-2020" text:style-name="Internet_20_link" text:visited-style-name="Visited_20_Internet_20_Link"/></text:p>
      <text:list xml:id="list813394817" text:style-name="L8">
        <text:list-item>
          <text:p text:style-name="P95"><text:a xlink:type="simple" xlink:href="https://github.com/jimezam/UCaldas-Jornadas-2020" text:style-name="Internet_20_link" text:visited-style-name="Visited_20_Internet_20_Link">https://github.com/jimezam/UCaldas-Jornadas-2020</text:a></text:p>
        </text:list-item>
      </text:list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347f0a" officeooo:paragraph-rsid="00347f0a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Experimentando entre el <text:span text:style-name="MT1">frontend</text:span> y el <text:span text:style-name="MT1">backend</text:span> con Laravel Livewire<text:tab/><text:page-number text:select-page="current">18</text:page-number></text:p>
      </style:header>
      <style:footer>
        <text:p text:style-name="MP1">Jorge I. Mez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13:03:54.202902703</meta:creation-date>
    <dc:date>2020-10-13T22:54:57.459639531</dc:date>
    <meta:editing-duration>PT2H32M52S</meta:editing-duration>
    <meta:editing-cycles>37</meta:editing-cycles>
    <meta:generator>LibreOffice/6.4.6.2$Linux_X86_64 LibreOffice_project/40$Build-2</meta:generator>
    <meta:document-statistic meta:table-count="0" meta:image-count="0" meta:object-count="0" meta:page-count="19" meta:paragraph-count="321" meta:word-count="1662" meta:character-count="14113" meta:non-whitespace-character-count="11968"/>
  </office:meta>
</office:document-meta>
</file>